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ambria1" svg:font-family="Cambria" style:font-family-generic="roman"/>
    <style:font-face style:name="Arial1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text-properties fo:color="#444444" style:font-name="Arial1" fo:font-size="9pt" style:font-name-asian="Times New Roman1" style:font-size-asian="9pt" style:language-asian="fr" style:country-asian="FR" style:font-size-complex="9pt"/>
    </style:style>
    <style:style style:name="P2" style:family="paragraph" style:parent-style-name="Standard">
      <style:text-properties fo:color="#444444" style:font-name="Arial" fo:font-size="11pt" officeooo:rsid="000b374f" style:font-name-asian="Times New Roman1" style:font-size-asian="11pt" style:language-asian="fr" style:country-asian="FR" style:font-name-complex="Arial2" style:font-size-complex="11pt"/>
    </style:style>
    <style:style style:name="P3" style:family="paragraph" style:parent-style-name="Standard">
      <style:text-properties fo:color="#444444" style:font-name="Arial" fo:font-size="11pt" officeooo:rsid="000b374f" officeooo:paragraph-rsid="000b374f" style:font-name-asian="Times New Roman1" style:font-size-asian="11pt" style:language-asian="fr" style:country-asian="FR" style:font-name-complex="Arial2" style:font-size-complex="11pt"/>
    </style:style>
    <style:style style:name="P4" style:family="paragraph" style:parent-style-name="Standard">
      <style:paragraph-properties fo:text-align="justify" style:justify-single-word="false"/>
      <style:text-properties fo:color="#444444" style:font-name="Arial" fo:font-size="11pt" officeooo:rsid="000b374f" officeooo:paragraph-rsid="000ccfa4" style:font-name-asian="Times New Roman1" style:font-size-asian="11pt" style:language-asian="fr" style:country-asian="FR" style:font-name-complex="Arial2" style:font-size-complex="11pt"/>
    </style:style>
    <style:style style:name="P5" style:family="paragraph" style:parent-style-name="Standard">
      <style:text-properties officeooo:paragraph-rsid="000b374f"/>
    </style:style>
    <style:style style:name="P6" style:family="paragraph" style:parent-style-name="Normal_20__28_Web_29_">
      <style:text-properties fo:color="#444444" style:font-name="Arial1" fo:font-size="9pt" style:font-name-asian="Times New Roman1" style:font-size-asian="9pt" style:language-asian="fr" style:country-asian="FR" style:font-size-complex="9pt"/>
    </style:style>
    <style:style style:name="P7" style:family="paragraph" style:parent-style-name="Normal_20__28_Web_29_">
      <style:paragraph-properties style:line-height-at-least="0.476cm" fo:background-color="#ffffff">
        <style:background-image/>
      </style:paragraph-properties>
      <style:text-properties fo:color="#444444" style:font-name="Arial" fo:font-size="11pt" style:font-name-asian="Times New Roman1" style:font-size-asian="11pt" style:language-asian="fr" style:country-asian="FR" style:font-name-complex="Arial2" style:font-size-complex="11pt"/>
    </style:style>
    <style:style style:name="P8" style:family="paragraph" style:parent-style-name="Normal_20__28_Web_29_" style:list-style-name="WWNum1">
      <style:paragraph-properties style:line-height-at-least="0.476cm" fo:background-color="#ffffff">
        <style:background-image/>
      </style:paragraph-properties>
      <style:text-properties fo:color="#444444" style:font-name="Arial" fo:font-size="11pt" style:font-name-asian="Times New Roman1" style:font-size-asian="11pt" style:language-asian="fr" style:country-asian="FR" style:font-name-complex="Arial2" style:font-size-complex="11pt"/>
    </style:style>
    <style:style style:name="P9" style:family="paragraph" style:parent-style-name="Normal_20__28_Web_29_">
      <style:paragraph-properties style:line-height-at-least="0.476cm" fo:text-align="start" style:justify-single-word="false" fo:background-color="#ffffff">
        <style:background-image/>
      </style:paragraph-properties>
      <style:text-properties officeooo:paragraph-rsid="000b374f"/>
    </style:style>
    <style:style style:name="P10" style:family="paragraph" style:parent-style-name="Heading_20_2">
      <style:text-properties officeooo:paragraph-rsid="000b374f"/>
    </style:style>
    <style:style style:name="P11" style:family="paragraph" style:parent-style-name="Title" style:master-page-name="Standard">
      <style:paragraph-properties style:page-number="auto"/>
    </style:style>
    <style:style style:name="T1" style:family="text">
      <style:text-properties fo:color="#444444" style:font-name="Arial" fo:font-size="9pt" style:font-size-asian="9pt" style:font-name-complex="Arial2" style:font-size-complex="9pt"/>
    </style:style>
    <style:style style:name="T2" style:family="text">
      <style:text-properties fo:color="#444444" style:font-name="Arial" fo:font-size="11pt" style:font-size-asian="11pt" style:font-name-complex="Arial2" style:font-size-complex="11pt"/>
    </style:style>
    <style:style style:name="T3" style:family="text">
      <style:text-properties fo:color="#444444" style:font-name="Arial" fo:font-size="11pt" officeooo:rsid="000b374f" style:font-size-asian="11pt" style:font-name-complex="Arial2" style:font-size-complex="11pt"/>
    </style:style>
    <style:style style:name="T4" style:family="text">
      <style:text-properties fo:color="#444444" style:font-name="Arial" fo:font-size="11pt" officeooo:rsid="000b374f" style:font-name-asian="Times New Roman1" style:font-size-asian="11pt" style:language-asian="fr" style:country-asian="FR" style:font-name-complex="Arial2" style:font-size-complex="11pt"/>
    </style:style>
    <style:style style:name="T5" style:family="text">
      <style:text-properties officeooo:rsid="000b374f"/>
    </style:style>
    <style:style style:name="T6" style:family="text">
      <style:text-properties officeooo:rsid="0009e514"/>
    </style:style>
    <style:style style:name="T7" style:family="text">
      <style:text-properties style:font-name="Arial" fo:font-size="11pt" style:font-size-asian="11pt" style:font-name-complex="Arial2" style:font-size-complex="11pt"/>
    </style:style>
    <style:style style:name="T8" style:family="text">
      <style:text-properties style:font-name="Arial" fo:font-size="11pt" officeooo:rsid="000b374f" style:font-size-asian="11pt" style:font-name-complex="Arial2" style:font-size-complex="11pt"/>
    </style:style>
    <style:style style:name="T9" style:family="text">
      <style:text-properties style:font-name="Arial" fo:font-size="11pt" officeooo:rsid="000b7554" style:font-size-asian="11pt" style:font-name-complex="Arial2" style:font-size-complex="11pt"/>
    </style:style>
    <style:style style:name="T10" style:family="text">
      <style:text-properties officeooo:rsid="000b7554"/>
    </style:style>
    <style:style style:name="T11" style:family="text">
      <style:text-properties officeooo:rsid="000ccf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ahier de charges</text:p>
      <text:h text:style-name="Heading_20_2" text:outline-level="2">Description générale :</text:h>
      <text:p text:style-name="P9"><text:span text:style-name="T2">L'utilisateur possède un certain nombre de barres/cylindres/baguettes/</text:span><text:span text:style-name="T3">cordes</text:span><text:span text:style-name="T2"> de même dimensions et souhaite les découper en un certain nombre de tronçons de différentes longueurs qu'il définira.<text:line-break/>Le programme doit calculer la meilleure combinaison des coupes de manière à obtenir le moins de chutes possible.</text:span><text:span text:style-name="T1"><text:line-break/><text:line-break/></text:span><text:span text:style-name="Titre_20_2_20_Car">Interface</text:span><text:span text:style-name="T1"> :</text:span></text:p>
      <text:p text:style-name="P9"><text:span text:style-name="T2">L’interface comportera 3 champs :<text:line-break/>"de combien de pièces disposez-vous ?"<text:line-break/>"quelle en est leur taille" (taille unique de toutes les barres)<text:line-break/>"veuillez entrer les tailles des morceaux que vous voulez obtenir, séparés par des virgules.Vous pouvez utiliser le symbole * pour indiquer que vous en voulez plusieurs de cette taille. Exemple de format : 12.5, 7.8*3, 9 ,47, 36*2"</text:span><text:span text:style-name="T1"><text:line-break/></text:span></text:p>
      <text:h text:style-name="Heading_20_3" text:outline-level="3">Présentation des résultats :</text:h>
      <text:p text:style-name="P7">Sous forme écrite : morceau1 : 12, 15,12.5,7<text:tab/> morceau2 : 50 etc., <text:span text:style-name="T5">et</text:span> sous forme graphique avec un schéma de découpe de chaque morceau. Il faudra aussi faire figurer le <text:span text:style-name="T10">rendement obtenu</text:span> <text:span text:style-name="T5">et le nombre de coupes nécessaires.</text:span></text:p>
      <text:p text:style-name="P7">La page des résultats devrait comporter un lien vers le formulaire de départ pour pouvoir commencer une nouvelle simulation à tout moment.</text:p>
      <text:h text:style-name="Heading_20_2" text:outline-level="2">Gestion des exceptions : </text:h>
      <text:p text:style-name="P7">Seront détectés les problèmes suivants : </text:p>
      <text:list xml:id="list1700635145512635687" text:style-name="WWNum1">
        <text:list-item>
          <text:p text:style-name="P8">Tronçon demandé plus grand que la longueur des <text:span text:style-name="T10">barres</text:span> de départ.</text:p>
        </text:list-item>
        <text:list-item>
          <text:p text:style-name="P8">Trop de tronçons demandés par rapport à la quantité disponible au départ. Possibilité d’augmenter le nombre de poutres disponibles « en cours de route »…</text:p>
        </text:list-item>
        <text:list-item>
          <text:p text:style-name="P8">Mauvais format d’entrée des tailles de tronçons voulues. L’utilisateur est invité à <text:span text:style-name="T6">ressaisir</text:span> les données selon le bon format.</text:p>
        </text:list-item>
        <text:list-item>
          <text:p text:style-name="P8">Bien entendu, vérifier que les chiffres ne sont pas négatifs et définir un nombre maximal de poutres pour ne pas que l’utilisateur ne s’amuse à faire planter le programme en entrant un nombre aberrant.</text:p>
        </text:list-item>
      </text:list>
      <text:h text:style-name="Heading_20_2" text:outline-level="2">Moteur de calcul :</text:h>
      <text:p text:style-name="P1"/>
      <text:p text:style-name="P1"><text:span text:style-name="T7">Il combine les différentes possibilités pour tomber sur la ou les solutions qui donnent le moins de chutes possibles. </text:span><text:span text:style-name="T8">Si l'une des solutions minimise le nombre de coupes à effectuer </text:span><text:soft-page-break/><text:span text:style-name="T8">mais optimise légèrement moins l'utilisation du matériau, le choix </text:span><text:span text:style-name="T9">doit être</text:span><text:span text:style-name="T8"> donné à l'utilisateur.</text:span></text:p>
      <text:h text:style-name="Heading_20_2" text:outline-level="2"/>
      <text:h text:style-name="Heading_20_2" text:outline-level="2">Langages de programmation :</text:h>
      <text:p text:style-name="P2">La programmation se fera en c++ et l'interface graphique en Qt.</text:p>
      <text:p text:style-name="P2"/>
      <text:h text:style-name="P10" text:outline-level="2"><text:span text:style-name="T5">Fonctionnalités demandées:</text:span></text:h>
      <text:p text:style-name="P5"/>
      <text:p text:style-name="P3">- Détection de la langue de l'utilisateur et proposition du programme en sa langue.</text:p>
      <text:p text:style-name="P3">- Différentes unités de longueurs proposées, incluant les unités anglo-saxonnes.</text:p>
      <text:p text:style-name="P3">- Possibilité d’enregistrer les résultats sous forme HTML (pour envoyer des instructions de coupe, par exemple).</text:p>
      <text:p text:style-name="Standard"><text:span text:style-name="Titre_20_2_20_Car">Date du début de projet</text:span> : <text:span text:style-name="T4">inconnue</text:span></text:p>
      <text:p text:style-name="Standard"/>
      <text:p text:style-name="Standard"><text:span text:style-name="Titre_20_2_20_Car">Objectifs et timing</text:span> : <text:span text:style-name="T4">fin du projet le 15 juin.</text:span></text:p>
      <text:h text:style-name="Heading_20_2" text:outline-level="2">Partage des tâches :</text:h>
      <text:p text:style-name="P4">Pierre-Emmanuel <text:span text:style-name="T11">Pirney </text:span>s’occupe de la partie interface graphique, Rébecca <text:span text:style-name="T11">Charbit</text:span>, du moteur de calcul. <text:span text:style-name="T11">Xavier, des tests, de la gestion de erreurs, et de l'intégration des composan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ambria1" svg:font-family="Cambria" style:font-family-generic="roman"/>
    <style:font-face style:name="Arial1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DejaVu Sans" style:font-family-complex="'DejaVu Sans'" style:font-family-generic-complex="system" style:font-pitch-complex="variable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DejaVu Sans" style:font-family-complex="'DejaVu Sans'" style:font-family-generic-complex="system" style:font-pitch-complex="variable" style:font-size-complex="26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itre_20_Car" style:display-name="Titre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DejaVu Sans" style:font-family-complex="'DejaVu Sans'" style:font-family-generic-complex="system" style:font-pitch-complex="variable" style:font-size-complex="26pt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weight-asian="bold" style:font-name-complex="DejaVu Sans" style:font-family-complex="'DejaVu Sans'" style:font-family-generic-complex="system" style:font-pitch-complex="variable" style:font-weight-complex="bold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TER</meta:initial-creator>
    <meta:editing-cycles>11</meta:editing-cycles>
    <meta:creation-date>2014-07-20T17:06:00</meta:creation-date>
    <dc:date>2015-04-23T16:48:12.000081632</dc:date>
    <meta:editing-duration>PT8M5S</meta:editing-duration>
    <meta:generator>LibreOffice/4.2.7.2$Linux_X86_64 LibreOffice_project/420m0$Build-2</meta:generator>
    <meta:document-statistic meta:table-count="0" meta:image-count="0" meta:object-count="0" meta:page-count="2" meta:paragraph-count="25" meta:word-count="431" meta:character-count="2705" meta:non-whitespace-character-count="229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